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52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1.1437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9839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2pt" style:font-name-asian="Arial" style:font-size-asian="12pt" style:font-size-complex="12pt"/>
    </style:style>
    <style:style style:name="ce3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Explanatory_20_Tex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>
      <style:text-properties style:font-name="Arial" style:font-name-asian="Arial"/>
    </style:style>
    <style:style style:name="ce9" style:family="table-cell" style:parent-style-name="Excel_20_Built-in_20_Explanatory_20_Tex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45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PL Sequential" table:style-name="ta1" table:print-ranges="'PL Sequential'.A1:'PL Sequential'.G44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number-columns-repeated="6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number-columns-repeated="1011" table:default-cell-style-name="ce8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Sequential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PL Sequential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21"/>
          <table:table-cell table:number-columns-repeated="2"/>
        </table:table-row>
        <table:table-row table:style-name="ro2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python://page['account_report_id']" xlink:type="simple">account_report_id</text:a></text:p>
          </table:table-cell>
          <table:table-cell table:style-name="Default" table:number-columns-repeated="1023"/>
        </table:table-row>
        <table:table-row table:style-name="ro2">
          <table:table-cell table:style-name="ce1"/>
          <table:table-cell table:style-name="Default" table:number-columns-repeated="1023"/>
        </table:table-row>
        <table:table-row table:style-name="ro2">
          <table:table-cell table:style-name="ce3" office:value-type="string" calcext:value-type="string">
            <text:p>编制单位：</text:p>
          </table:table-cell>
          <table:table-cell table:style-name="Default" table:number-columns-repeated="2"/>
          <table:table-cell table:style-name="ce3" office:value-type="string" calcext:value-type="string">
            <text:p>单位：元</text:p>
          </table:table-cell>
          <table:table-cell table:style-name="Default" table:number-columns-repeated="1020"/>
        </table:table-row>
        <table:table-row table:style-name="ro2">
          <table:table-cell table:style-name="ce4" office:value-type="string" calcext:value-type="string">
            <text:p>项 <text:s text:c="16"/>目</text:p>
          </table:table-cell>
          <table:table-cell table:style-name="ce4" office:value-type="string" calcext:value-type="string">
            <text:p>行次</text:p>
          </table:table-cell>
          <table:table-cell table:style-name="ce4" office:value-type="string" calcext:value-type="string">
            <text:p>本月金额</text:p>
          </table:table-cell>
          <table:table-cell table:style-name="ce4" office:value-type="string" calcext:value-type="string">
            <text:p>本年累计</text:p>
          </table:table-cell>
          <table:table-cell table:style-name="Default" table:number-columns-repeated="1020"/>
        </table:table-row>
        <table:table-row table:style-name="ro2">
          <table:table-cell table:style-name="ce5" office:value-type="string" calcext:value-type="string">
            <text:p><text:a xlink:href="python://page['lines']['e01']['name']" xlink:type="simple">python://page['lines']['e01']['name']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python://page['lines']['e01']['balance_period']" xlink:type="simple">python://page['lines']['e01']['balance_period']</text:a></text:p>
          </table:table-cell>
          <table:table-cell table:style-name="ce11" office:value-type="string" calcext:value-type="string">
            <text:p><text:a xlink:href="python://page['lines']['e01']['balance']" xlink:type="simple">python://page['lines']['e01']['balance']</text:a></text:p>
          </table:table-cell>
          <table:table-cell table:style-name="Default" table:number-columns-repeated="1020"/>
        </table:table-row>
        <table:table-row table:style-name="ro2">
          <table:table-cell table:style-name="ce5" office:value-type="string" calcext:value-type="string">
            <text:p><text:a xlink:href="python://page['lines']['e02']['name']" xlink:type="simple">python://page['lines']['e02']['name']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python://page['lines']['e02']['balance_period']" xlink:type="simple">python://page['lines']['e02']['balance_period']</text:a></text:p>
          </table:table-cell>
          <table:table-cell table:style-name="ce10" office:value-type="string" calcext:value-type="string">
            <text:p><text:a xlink:href="python://page['lines']['e02']['balance']" xlink:type="simple">python://page['lines']['e02']['balance']</text:a></text:p>
          </table:table-cell>
          <table:table-cell table:style-name="Default" table:number-columns-repeated="1020"/>
        </table:table-row>
        <table:table-row table:style-name="ro2">
          <table:table-cell table:style-name="ce5" office:value-type="string" calcext:value-type="string">
            <text:p><text:a xlink:href="python://page['lines']['e03']['name']" xlink:type="simple">python://page['lines']['e03']['name']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python://page['lines']['e03']['balance_period']" xlink:type="simple">python://page['lines']['e03']['balance_period']</text:a></text:p>
          </table:table-cell>
          <table:table-cell table:style-name="ce10" office:value-type="string" calcext:value-type="string">
            <text:p><text:a xlink:href="python://page['lines']['e03']['balance']" xlink:type="simple">python://page['lines']['e0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04']['name']" xlink:type="simple">python://page['lines']['e04']['name']</text:a>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<text:a xlink:href="python://page['lines']['e04']['balance_period']" xlink:type="simple">python://page['lines']['e04']['balance_period']</text:a></text:p>
          </table:table-cell>
          <table:table-cell table:style-name="ce10" office:value-type="string" calcext:value-type="string">
            <text:p><text:a xlink:href="python://page['lines']['e04']['balance']" xlink:type="simple">python://page['lines']['e0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05']['name']" xlink:type="simple">python://page['lines']['e05']['name']</text:a>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python://page['lines']['e05']['balance_period']" xlink:type="simple">python://page['lines']['e05']['balance_period']</text:a></text:p>
          </table:table-cell>
          <table:table-cell table:style-name="ce10" office:value-type="string" calcext:value-type="string">
            <text:p><text:a xlink:href="python://page['lines']['e05']['balance']" xlink:type="simple">python://page['lines']['e0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06']['name']" xlink:type="simple">python://page['lines']['e06']['name']</text:a>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<text:a xlink:href="python://page['lines']['e06']['balance_period']" xlink:type="simple">python://page['lines']['e06']['balance_period']</text:a></text:p>
          </table:table-cell>
          <table:table-cell table:style-name="ce10" office:value-type="string" calcext:value-type="string">
            <text:p><text:a xlink:href="python://page['lines']['e06']['balance']" xlink:type="simple">python://page['lines']['e0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python://page['lines']['e07']['name']" xlink:type="simple">python://page['lines']['e07']['name']</text:a>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string" calcext:value-type="string">
            <text:p><text:a xlink:href="python://page['lines']['e07']['balance_period']" xlink:type="simple">python://page['lines']['e07']['balance_period']</text:a></text:p>
          </table:table-cell>
          <table:table-cell table:style-name="ce10" office:value-type="string" calcext:value-type="string">
            <text:p><text:a xlink:href="python://page['lines']['e07']['balance']" xlink:type="simple">python://page['lines']['e0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08']['name']" xlink:type="simple">python://page['lines']['e08']['name']</text:a>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<text:a xlink:href="python://page['lines']['e08']['balance_period']" xlink:type="simple">python://page['lines']['e08']['balance_period']</text:a></text:p>
          </table:table-cell>
          <table:table-cell table:style-name="ce10" office:value-type="string" calcext:value-type="string">
            <text:p><text:a xlink:href="python://page['lines']['e08']['balance']" xlink:type="simple">python://page['lines']['e0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09']['name']" xlink:type="simple">python://page['lines']['e09']['name']</text:a>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string" calcext:value-type="string">
            <text:p><text:a xlink:href="python://page['lines']['e09']['balance_period']" xlink:type="simple">python://page['lines']['e09']['balance_period']</text:a></text:p>
          </table:table-cell>
          <table:table-cell table:style-name="ce10" office:value-type="string" calcext:value-type="string">
            <text:p><text:a xlink:href="python://page['lines']['e09']['balance']" xlink:type="simple">python://page['lines']['e0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0']['name']" xlink:type="simple">python://page['lines']['e10']['name']</text:a></text:p>
          </table:table-cell>
          <table:table-cell table:style-name="ce9"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python://page['lines']['e10']['balance_period']" xlink:type="simple">python://page['lines']['e10']['balance_period']</text:a></text:p>
          </table:table-cell>
          <table:table-cell table:style-name="ce10" office:value-type="string" calcext:value-type="string">
            <text:p><text:a xlink:href="python://page['lines']['e10']['balance']" xlink:type="simple">python://page['lines']['e1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1']['name']" xlink:type="simple">python://page['lines']['e11']['name']</text:a></text:p>
          </table:table-cell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<text:a xlink:href="python://page['lines']['e11']['balance_period']" xlink:type="simple">python://page['lines']['e11']['balance_period']</text:a></text:p>
          </table:table-cell>
          <table:table-cell table:style-name="ce10" office:value-type="string" calcext:value-type="string">
            <text:p><text:a xlink:href="python://page['lines']['e11']['balance']" xlink:type="simple">python://page['lines']['e11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2']['name']" xlink:type="simple">python://page['lines']['e12']['name']</text:a></text:p>
          </table:table-cell>
          <table:table-cell table:style-name="ce9" office:value-type="float" office:value="12" calcext:value-type="float">
            <text:p>12</text:p>
          </table:table-cell>
          <table:table-cell table:style-name="ce10" office:value-type="string" calcext:value-type="string">
            <text:p><text:a xlink:href="python://page['lines']['e12']['balance_period']" xlink:type="simple">python://page['lines']['e12']['balance_period']</text:a></text:p>
          </table:table-cell>
          <table:table-cell table:style-name="ce10" office:value-type="string" calcext:value-type="string">
            <text:p><text:a xlink:href="python://page['lines']['e12']['balance']" xlink:type="simple">python://page['lines']['e12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3']['name']" xlink:type="simple">python://page['lines']['e13']['name']</text:a></text:p>
          </table:table-cell>
          <table:table-cell table:style-name="ce9" office:value-type="float" office:value="13" calcext:value-type="float">
            <text:p>13</text:p>
          </table:table-cell>
          <table:table-cell table:style-name="ce10" office:value-type="string" calcext:value-type="string">
            <text:p><text:a xlink:href="python://page['lines']['e13']['balance_period']" xlink:type="simple">python://page['lines']['e13']['balance_period']</text:a></text:p>
          </table:table-cell>
          <table:table-cell table:style-name="ce10" office:value-type="string" calcext:value-type="string">
            <text:p><text:a xlink:href="python://page['lines']['e13']['balance']" xlink:type="simple">python://page['lines']['e1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4']['name']" xlink:type="simple">python://page['lines']['e14']['name']</text:a></text:p>
          </table:table-cell>
          <table:table-cell table:style-name="ce9" office:value-type="float" office:value="14" calcext:value-type="float">
            <text:p>14</text:p>
          </table:table-cell>
          <table:table-cell table:style-name="ce10" office:value-type="string" calcext:value-type="string">
            <text:p><text:a xlink:href="python://page['lines']['e14']['balance_period']" xlink:type="simple">python://page['lines']['e14']['balance_period']</text:a></text:p>
          </table:table-cell>
          <table:table-cell table:style-name="ce10" office:value-type="string" calcext:value-type="string">
            <text:p><text:a xlink:href="python://page['lines']['e14']['balance']" xlink:type="simple">python://page['lines']['e1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5']['name']" xlink:type="simple">python://page['lines']['e15']['name']</text:a>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string" calcext:value-type="string">
            <text:p><text:a xlink:href="python://page['lines']['e15']['balance_period']" xlink:type="simple">python://page['lines']['e15']['balance_period']</text:a></text:p>
          </table:table-cell>
          <table:table-cell table:style-name="ce10" office:value-type="string" calcext:value-type="string">
            <text:p><text:a xlink:href="python://page['lines']['e15']['balance']" xlink:type="simple">python://page['lines']['e1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6']['name']" xlink:type="simple">python://page['lines']['e16']['name']</text:a></text:p>
          </table:table-cell>
          <table:table-cell table:style-name="ce9" office:value-type="float" office:value="16" calcext:value-type="float">
            <text:p>16</text:p>
          </table:table-cell>
          <table:table-cell table:style-name="ce10" office:value-type="string" calcext:value-type="string">
            <text:p><text:a xlink:href="python://page['lines']['e16']['balance_period']" xlink:type="simple">python://page['lines']['e16']['balance_period']</text:a></text:p>
          </table:table-cell>
          <table:table-cell table:style-name="ce10" office:value-type="string" calcext:value-type="string">
            <text:p><text:a xlink:href="python://page['lines']['e16']['balance']" xlink:type="simple">python://page['lines']['e1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7']['name']" xlink:type="simple">python://page['lines']['e17']['name']</text:a></text:p>
          </table:table-cell>
          <table:table-cell table:style-name="ce9" office:value-type="float" office:value="17" calcext:value-type="float">
            <text:p>17</text:p>
          </table:table-cell>
          <table:table-cell table:style-name="ce10" office:value-type="string" calcext:value-type="string">
            <text:p><text:a xlink:href="python://page['lines']['e17']['balance_period']" xlink:type="simple">python://page['lines']['e17']['balance_period']</text:a></text:p>
          </table:table-cell>
          <table:table-cell table:style-name="ce10" office:value-type="string" calcext:value-type="string">
            <text:p><text:a xlink:href="python://page['lines']['e17']['balance']" xlink:type="simple">python://page['lines']['e1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8']['name']" xlink:type="simple">python://page['lines']['e18']['name']</text:a></text:p>
          </table:table-cell>
          <table:table-cell table:style-name="ce9" office:value-type="float" office:value="18" calcext:value-type="float">
            <text:p>18</text:p>
          </table:table-cell>
          <table:table-cell table:style-name="ce10" office:value-type="string" calcext:value-type="string">
            <text:p><text:a xlink:href="python://page['lines']['e18']['balance_period']" xlink:type="simple">python://page['lines']['e18']['balance_period']</text:a></text:p>
          </table:table-cell>
          <table:table-cell table:style-name="ce10" office:value-type="string" calcext:value-type="string">
            <text:p><text:a xlink:href="python://page['lines']['e18']['balance']" xlink:type="simple">python://page['lines']['e1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19']['name']" xlink:type="simple">python://page['lines']['e19']['name']</text:a></text:p>
          </table:table-cell>
          <table:table-cell table:style-name="ce9" office:value-type="float" office:value="19" calcext:value-type="float">
            <text:p>19</text:p>
          </table:table-cell>
          <table:table-cell table:style-name="ce10" office:value-type="string" calcext:value-type="string">
            <text:p><text:a xlink:href="python://page['lines']['e19']['balance_period']" xlink:type="simple">python://page['lines']['e19']['balance_period']</text:a></text:p>
          </table:table-cell>
          <table:table-cell table:style-name="ce10" office:value-type="string" calcext:value-type="string">
            <text:p><text:a xlink:href="python://page['lines']['e19']['balance']" xlink:type="simple">python://page['lines']['e1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20']['name']" xlink:type="simple">python://page['lines']['e20']['name']</text:a>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string" calcext:value-type="string">
            <text:p><text:a xlink:href="python://page['lines']['e20']['balance_period']" xlink:type="simple">python://page['lines']['e20']['balance_period']</text:a></text:p>
          </table:table-cell>
          <table:table-cell table:style-name="ce10" office:value-type="string" calcext:value-type="string">
            <text:p><text:a xlink:href="python://page['lines']['e20']['balance']" xlink:type="simple">python://page['lines']['e2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python:///for" xlink:type="simple">get_pages end</text:a></text:p>
          </table:table-cell>
          <table:table-cell table:style-name="ce1" table:number-columns-repeated="1021"/>
          <table:table-cell table:number-columns-repeated="2"/>
        </table:table-row>
        <table:table-row table:style-name="ro2" table:number-rows-repeated="4">
          <table:table-cell table:style-name="ce1" table:number-columns-repeated="1022"/>
          <table:table-cell table:number-columns-repeated="2"/>
        </table:table-row>
        <table:table-row table:style-name="ro2" table:number-rows-repeated="5">
          <table:table-cell table:style-name="Default" table:number-columns-repeated="4"/>
          <table:table-cell table:style-name="ce1" table:number-columns-repeated="1018"/>
          <table:table-cell table:number-columns-repeated="2"/>
        </table:table-row>
        <table:table-row table:style-name="ro2" table:number-rows-repeated="65404">
          <table:table-cell table:style-name="ce1" table:number-columns-repeated="1022"/>
          <table:table-cell table:number-columns-repeated="2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5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2" number:min-integer-digits="0"/>
    </number:number-style>
    <number:number-style style:name="N262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62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¥</number:text>
      <loext:fill-character> </loext:fill-character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6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6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currency-style style:name="N4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1P0"/>
    </number:currency-style>
    <number:currency-style style:name="N4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2P0"/>
    </number:currency-style>
    <number:currency-style style:name="N4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4P0"/>
    </number:currency-style>
    <number:currency-style style:name="N4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5P0"/>
    </number:currency-style>
    <number:date-style style:name="N40126" number:language="en" number:country="US">
      <number:month/>
      <number:text>/</number:text>
      <number:day/>
      <number:text>/</number:text>
      <number:year number:style="long"/>
    </number:date-style>
    <number:date-style style:name="N40127" number:language="en" number:country="US">
      <number:day/>
      <number:text>-</number:text>
      <number:month number:textual="true"/>
      <number:text>-</number:text>
      <number:year/>
    </number:date-style>
    <number:date-style style:name="N40128" number:language="en" number:country="US">
      <number:day/>
      <number:text>-</number:text>
      <number:month number:textual="true"/>
    </number:date-style>
    <number:date-style style:name="N40129" number:language="en" number:country="US">
      <number:month number:textual="true"/>
      <number:text>-</number:text>
      <number:year/>
    </number:date-style>
    <number:time-style style:name="N40130" number:language="en" number:country="US">
      <number:hours/>
      <number:text>:</number:text>
      <number:minutes number:style="long"/>
      <number:text> </number:text>
      <number:am-pm/>
    </number:time-style>
    <number:time-style style:name="N4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2" number:language="en" number:country="US">
      <number:hours/>
      <number:text>:</number:text>
      <number:minutes number:style="long"/>
    </number:time-style>
    <number:time-style style:name="N4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36P0" style:volatile="true" number:language="en" number:country="US">
      <number:number number:decimal-places="0" number:min-integer-digits="1" number:grouping="true"/>
      <number:text> </number:text>
    </number:number-style>
    <number:number-style style:name="N4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136P0"/>
    </number:number-style>
    <number:number-style style:name="N40138P0" style:volatile="true" number:language="en" number:country="US">
      <number:number number:decimal-places="2" number:min-integer-digits="1" number:grouping="true"/>
      <number:text> </number:text>
    </number:number-style>
    <number:number-style style:name="N4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0138P0"/>
    </number:number-style>
    <number:number-style style:name="N4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4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40142P2" style:volatile="true" number:language="en" number:country="US">
      <loext:fill-character> </loext:fill-character>
      <number:text>- </number:text>
    </number:number-style>
    <number:text-style style:name="N40142" number:language="en" number:country="US">
      <number:text-content/>
      <number:text> </number:text>
      <style:map style:condition="value()&gt;0" style:apply-style-name="N40142P0"/>
      <style:map style:condition="value()&lt;0" style:apply-style-name="N40142P1"/>
      <style:map style:condition="value()=0" style:apply-style-name="N40142P2"/>
    </number:text-style>
    <number:currency-style style:name="N4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4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40146P2" style:volatile="true" number:language="en" number:country="US">
      <number:currency-symbol/>
      <loext:fill-character> </loext:fill-character>
      <number:text>- </number:text>
    </number:currency-style>
    <number:text-style style:name="N40146" number:language="en" number:country="US"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number-style style:name="N4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4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4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40150" number:language="en" number:country="US">
      <number:text-content/>
      <number:text> </number:text>
      <style:map style:condition="value()&gt;0" style:apply-style-name="N40150P0"/>
      <style:map style:condition="value()&lt;0" style:apply-style-name="N40150P1"/>
      <style:map style:condition="value()=0" style:apply-style-name="N40150P2"/>
    </number:text-style>
    <number:currency-style style:name="N4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4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4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40154" number:language="en" number:country="US">
      <number:text-content/>
      <number:text> </number:text>
      <style:map style:condition="value()&gt;0" style:apply-style-name="N40154P0"/>
      <style:map style:condition="value()&lt;0" style:apply-style-name="N40154P1"/>
      <style:map style:condition="value()=0" style:apply-style-name="N40154P2"/>
    </number:text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1" fo:font-family="宋体" style:font-family-generic="moder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7:15:26.18924630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06T17:15:31.772385658</dc:date>
    <meta:editing-duration>P1DT8H7M48S</meta:editing-duration>
    <meta:editing-cycles>848</meta:editing-cycles>
    <meta:generator>LibreOffice/4.2.8.2$Linux_X86_64 LibreOffice_project/420m0$Build-2</meta:generator>
    <meta:document-statistic meta:table-count="1" meta:cell-count="89" meta:object-count="2"/>
  </office:meta>
</office:document-meta>
</file>